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textarea-horizontal-align="justify" draw:textarea-vertical-align="middle" draw:auto-grow-height="false"/>
    </style:style>
    <style:style style:name="gr2"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padding-top="0.125cm" fo:padding-bottom="0.125cm" fo:padding-left="0.25cm" fo:padding-right="0.25cm" fo:wrap-option="wrap"/>
    </style:style>
    <style:style style:name="gr3" style:family="graphic" style:parent-style-name="standard">
      <style:graphic-properties svg:stroke-color="#000000" draw:fill="solid" draw:fill-color="#ffffff" draw:textarea-horizontal-align="justify" draw:textarea-vertical-align="middle" draw:auto-grow-height="false"/>
    </style:style>
    <style:style style:name="gr4" style:family="graphic" style:parent-style-name="objectwithoutfill">
      <style:graphic-properties draw:marker-end="Arrow" draw:marker-end-width="0.3cm" draw:fill="none" draw:textarea-horizontal-align="left" draw:textarea-vertical-align="middle"/>
    </style:style>
    <style:style style:name="gr5" style:family="graphic" style:parent-style-name="objectwithoutfill">
      <style:graphic-properties draw:marker-end="Arrow" draw:marker-end-width="0.3cm" draw:fill="none" draw:textarea-horizontal-align="left" draw:textarea-vertical-align="top"/>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solid" draw:fill-color="#ffd320"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graphic-properties draw:stroke="none" draw:fill="solid"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start"/>
    </style:style>
    <style:style style:name="P4" style:family="paragraph">
      <style:paragraph-properties fo:line-height="80%" fo:text-align="center"/>
      <style:text-properties style:font-name="Comic Sans MS" fo:font-size="14pt" fo:font-weight="bold" style:font-size-asian="14pt" style:font-weight-asian="bold" style:font-size-complex="14pt" style:font-weight-complex="bold"/>
    </style:style>
    <style:style style:name="P5" style:family="paragraph">
      <style:paragraph-properties fo:line-height="80%" fo:text-align="center"/>
    </style:style>
    <style:style style:name="P6" style:family="paragraph">
      <style:paragraph-properties fo:line-height="80%" fo:text-align="center"/>
      <style:text-properties fo:color="#7e0021" style:font-name="Comic Sans MS" fo:font-size="14pt" fo:font-weight="bold" style:font-size-asian="14pt" style:font-weight-asian="bold" style:font-size-complex="14pt" style:font-weight-complex="bold"/>
    </style:style>
    <style:style style:name="P7"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7e0021" style:font-name="Comic Sans MS" fo:font-size="14pt" fo:font-weight="bold" style:font-size-asian="14pt" style:font-weight-asian="bold" style:font-size-complex="14pt" style:font-weight-complex="bold"/>
    </style:style>
    <style:style style:name="T4" style:family="text">
      <style:text-properties fo:font-size="18pt"/>
    </style:style>
    <style:style style:name="T5" style:family="text">
      <style:text-properties fo:font-size="18pt" fo:font-weight="bold" style:font-weight-asian="bold" style:font-weight-complex="bold"/>
    </style:style>
    <style:style style:name="T6" style:family="text">
      <style:text-properties fo:font-size="18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711cm" svg:height="15.24cm" svg:x="0.995cm" svg:y="2.651cm">
          <text:p/>
          <draw:enhanced-geometry svg:viewBox="0 0 21600 21600" draw:mirror-horizontal="true" draw:type="rectangle" draw:enhanced-path="M 0 0 L 21600 0 21600 21600 0 21600 0 0 Z N"/>
        </draw:custom-shape>
        <draw:g>
          <draw:custom-shape draw:style-name="gr2" draw:text-style-name="P1" xml:id="id5" draw:id="id5" draw:layer="layout" svg:width="5.461cm" svg:height="2.54cm" svg:x="3.04cm" svg:y="4.182cm">
            <text:p text:style-name="P1">Calculate <text:span text:style-name="T1">hash</text:span> <text:line-break/>from <text:span text:style-name="T1">key</text:span></text:p>
            <draw:enhanced-geometry svg:viewBox="0 0 21600 21600" draw:glue-points="10800 0 0 10800 10800 21600 21600 10800" draw:type="flowchart-process" draw:enhanced-path="M 0 0 L 21600 0 21600 21600 0 21600 0 0 Z N"/>
          </draw:custom-shape>
          <draw:custom-shape draw:style-name="gr2" draw:text-style-name="P1" xml:id="id4" draw:id="id4" draw:layer="layout" svg:width="7.366cm" svg:height="2.54cm" svg:x="2.087cm" svg:y="9.199cm">
            <text:p text:style-name="P1">Use part of <text:span text:style-name="T1">hash</text:span> <text:line-break/>to locate a <text:span text:style-name="T1">bucket</text:span> in<text:line-break/>hash table</text:p>
            <draw:enhanced-geometry svg:viewBox="0 0 21600 21600" draw:glue-points="10800 0 0 10800 10800 21600 21600 10800" draw:type="flowchart-process" draw:enhanced-path="M 0 0 L 21600 0 21600 21600 0 21600 0 0 Z N"/>
          </draw:custom-shape>
          <draw:custom-shape draw:style-name="gr3" draw:text-style-name="P1" xml:id="id2" draw:id="id2" draw:layer="layout" svg:width="6.35cm" svg:height="2.286cm" svg:x="11.096cm" svg:y="14.533cm">
            <text:p text:style-name="P1">Raise <text:span text:style-name="T1">KeyErro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 draw:text-style-name="P1" xml:id="id1" draw:id="id1" draw:layer="layout" svg:width="5.969cm" svg:height="3.3cm" svg:x="11.287cm" svg:y="8.82cm">
            <text:p text:style-name="P1">Empty<text:line-break/><text:span text:style-name="T1">bucke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1" xml:id="id3" draw:id="id3" draw:layer="layout" svg:width="5.969cm" svg:height="3.3cm" svg:x="19.296cm" svg:y="8.818cm">
            <text:p text:style-name="P1">Equal<text:line-break/><text:span text:style-name="T1">keys</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1" draw:layer="layout" draw:type="line" svg:x1="14.272cm" svg:y1="12.12cm" svg:x2="14.271cm" svg:y2="14.533cm" draw:start-shape="id1" draw:start-glue-point="6" draw:end-shape="id2" draw:end-glue-point="4" svg:d="M14272 12120l-1 2413" svg:viewBox="0 0 2 2414">
            <text:p text:style-name="P1"><text:s text:c="2"/>yes</text:p>
          </draw:connector>
          <draw:connector draw:style-name="gr5" draw:text-style-name="P2" draw:layer="layout" draw:type="line" svg:x1="17.256cm" svg:y1="10.47cm" svg:x2="19.296cm" svg:y2="10.468cm" draw:start-shape="id1" draw:start-glue-point="7" draw:end-shape="id3" draw:end-glue-point="5" svg:d="M17256 10470l2040-2" svg:viewBox="0 0 2041 3">
            <text:p text:style-name="P2">no</text:p>
          </draw:connector>
          <draw:connector draw:style-name="gr6" draw:text-style-name="P1" draw:layer="layout" draw:type="line" svg:x1="9.453cm" svg:y1="10.469cm" svg:x2="11.287cm" svg:y2="10.47cm" draw:start-shape="id4" draw:start-glue-point="7" draw:end-shape="id1" svg:d="M9453 10469l1834 1" svg:viewBox="0 0 1835 2">
            <text:p/>
          </draw:connector>
          <draw:connector draw:style-name="gr6" draw:text-style-name="P1" draw:layer="layout" draw:type="line" svg:x1="5.77cm" svg:y1="6.722cm" svg:x2="5.77cm" svg:y2="9.199cm" draw:start-shape="id5" draw:end-shape="id4" svg:d="M5770 6722v2477" svg:viewBox="0 0 1 2478">
            <text:p/>
          </draw:connector>
          <draw:custom-shape draw:style-name="gr3" draw:text-style-name="P1" xml:id="id6" draw:id="id6" draw:layer="layout" svg:width="6.35cm" svg:height="2.286cm" svg:x="19.105cm" svg:y="14.533cm">
            <text:p text:style-name="P1">Return <text:span text:style-name="T1">value</text:span><text:span text:style-name="T2"><text:line-break/></text:span><text:span text:style-name="T2">from </text:span><text:span text:style-name="T1">bucke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3" draw:layer="layout" draw:type="line" svg:x1="22.281cm" svg:y1="12.118cm" svg:x2="22.28cm" svg:y2="14.533cm" draw:start-shape="id3" draw:start-glue-point="6" draw:end-shape="id6" svg:d="M22281 12118l-1 2415" svg:viewBox="0 0 2 2416">
            <text:p text:style-name="P3"><text:s text:c="2"/>yes</text:p>
          </draw:connector>
          <draw:custom-shape draw:style-name="gr2" draw:text-style-name="P1" xml:id="id7" draw:id="id7" draw:layer="layout" svg:width="10.668cm" svg:height="2.54cm" svg:x="16.946cm" svg:y="4.182cm">
            <text:p text:style-name="P1">Use other parts of <text:span text:style-name="T1">hash</text:span> to <text:line-break/>locate a different hash table row</text:p>
            <draw:enhanced-geometry svg:viewBox="0 0 21600 21600" draw:glue-points="10800 0 0 10800 10800 21600 21600 10800" draw:type="flowchart-process" draw:enhanced-path="M 0 0 L 21600 0 21600 21600 0 21600 0 0 Z N"/>
          </draw:custom-shape>
          <draw:connector draw:style-name="gr6" draw:text-style-name="P1" draw:layer="layout" svg:x1="16.946cm" svg:y1="5.452cm" svg:x2="14.272cm" svg:y2="8.82cm" draw:start-shape="id7" draw:start-glue-point="5" draw:end-shape="id1" draw:end-glue-point="4" svg:d="M16946 5452h-2674v3368" svg:viewBox="0 0 2675 3369">
            <text:p/>
          </draw:connector>
          <draw:connector draw:style-name="gr4" draw:text-style-name="P2" draw:layer="layout" draw:type="line" svg:x1="22.28cm" svg:y1="8.818cm" svg:x2="22.28cm" svg:y2="6.722cm" draw:start-shape="id3" draw:end-shape="id7" svg:d="M22280 8818v-2096" svg:viewBox="0 0 1 2097">
            <text:p text:style-name="P2"><text:s text:c="2"/>no</text:p>
          </draw:connector>
          <draw:custom-shape draw:style-name="gr7" draw:text-style-name="P4" draw:layer="layout" svg:width="3.704cm" svg:height="2.817cm" draw:transform="rotate (-0.562519617917773) translate (24.258cm 6.27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6" draw:layer="layout" svg:width="2.322cm" svg:height="1.493cm" draw:transform="rotate (-0.311541271480988) translate (23.937cm 7.319cm)">
            <draw:text-box>
              <text:p text:style-name="P5"><text:span text:style-name="T3">hash</text:span></text:p>
              <text:p text:style-name="P5"><text:span text:style-name="T3">collision</text:span></text:p>
            </draw:text-box>
          </draw:frame>
        </draw:g>
      </draw:page>
      <draw:page draw:name="page2" draw:style-name="dp1" draw:master-page-name="Default">
        <draw:custom-shape draw:style-name="gr1" draw:text-style-name="P1" draw:layer="layout" svg:width="27.711cm" svg:height="15.24cm" svg:x="0.99cm" svg:y="2.651cm">
          <text:p/>
          <draw:enhanced-geometry svg:viewBox="0 0 21600 21600" draw:mirror-horizontal="true" draw:type="rectangle" draw:enhanced-path="M 0 0 L 21600 0 21600 21600 0 21600 0 0 Z N"/>
        </draw:custom-shape>
        <draw:g>
          <draw:custom-shape draw:style-name="gr2" draw:text-style-name="P7" xml:id="id12" draw:id="id12" draw:layer="layout" svg:width="5.461cm" svg:height="2.54cm" svg:x="3.04cm" svg:y="4.182cm">
            <text:p text:style-name="P1"><text:span text:style-name="T4">Calculate </text:span><text:span text:style-name="T5">hash</text:span><text:span text:style-name="T4"> </text:span><text:span text:style-name="T4"><text:line-break/></text:span><text:span text:style-name="T4">from </text:span><text:span text:style-name="T5">key</text:span></text:p>
            <draw:enhanced-geometry svg:viewBox="0 0 21600 21600" draw:glue-points="10800 0 0 10800 10800 21600 21600 10800" draw:type="flowchart-process" draw:enhanced-path="M 0 0 L 21600 0 21600 21600 0 21600 0 0 Z N"/>
          </draw:custom-shape>
          <draw:custom-shape draw:style-name="gr2" draw:text-style-name="P7" xml:id="id11" draw:id="id11" draw:layer="layout" svg:width="7.366cm" svg:height="2.54cm" svg:x="2.087cm" svg:y="9.199cm">
            <text:p text:style-name="P1"><text:span text:style-name="T4">Use part of </text:span><text:span text:style-name="T5">hash</text:span><text:span text:style-name="T4"> </text:span><text:span text:style-name="T4"><text:line-break/></text:span><text:span text:style-name="T4">to locate a </text:span><text:span text:style-name="T5">bucket</text:span><text:span text:style-name="T4"> in</text:span><text:span text:style-name="T4"><text:line-break/></text:span><text:span text:style-name="T4">hash table</text:span></text:p>
            <draw:enhanced-geometry svg:viewBox="0 0 21600 21600" draw:glue-points="10800 0 0 10800 10800 21600 21600 10800" draw:type="flowchart-process" draw:enhanced-path="M 0 0 L 21600 0 21600 21600 0 21600 0 0 Z N"/>
          </draw:custom-shape>
          <draw:custom-shape draw:style-name="gr3" draw:text-style-name="P7" xml:id="id9" draw:id="id9" draw:layer="layout" svg:width="6.35cm" svg:height="2.286cm" svg:x="11.096cm" svg:y="14.533cm">
            <text:p text:style-name="P1"><text:span text:style-name="T4">Put </text:span><text:span text:style-name="T5">key:value </text:span><text:span text:style-name="T5"><text:line-break/></text:span><text:span text:style-name="T6">into</text:span><text:span text:style-name="T4"> </text:span><text:span text:style-name="T5">bucket</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 draw:text-style-name="P7" xml:id="id8" draw:id="id8" draw:layer="layout" svg:width="5.969cm" svg:height="3.3cm" svg:x="11.287cm" svg:y="8.82cm">
            <text:p text:style-name="P1"><text:span text:style-name="T4">Empty</text:span><text:span text:style-name="T4"><text:line-break/></text:span><text:span text:style-name="T5">bucket</text:span><text:span text:style-name="T4">?</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7" xml:id="id10" draw:id="id10" draw:layer="layout" svg:width="5.969cm" svg:height="3.3cm" svg:x="19.296cm" svg:y="8.818cm">
            <text:p text:style-name="P1"><text:span text:style-name="T4">Equal</text:span><text:span text:style-name="T4"><text:line-break/></text:span><text:span text:style-name="T5">keys</text:span><text:span text:style-name="T4">?</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1" draw:layer="layout" draw:type="line" svg:x1="14.272cm" svg:y1="12.12cm" svg:x2="14.271cm" svg:y2="14.533cm" draw:start-shape="id8" draw:start-glue-point="6" draw:end-shape="id9" draw:end-glue-point="4" svg:d="M14272 12120l-1 2413" svg:viewBox="0 0 2 2414">
            <text:p text:style-name="P1"><text:s text:c="2"/>yes</text:p>
          </draw:connector>
          <draw:connector draw:style-name="gr5" draw:text-style-name="P2" draw:layer="layout" draw:type="line" svg:x1="17.256cm" svg:y1="10.47cm" svg:x2="19.296cm" svg:y2="10.468cm" draw:start-shape="id8" draw:start-glue-point="7" draw:end-shape="id10" draw:end-glue-point="5" svg:d="M17256 10470l2040-2" svg:viewBox="0 0 2041 3">
            <text:p text:style-name="P2">no</text:p>
          </draw:connector>
          <draw:connector draw:style-name="gr6" draw:text-style-name="P1" draw:layer="layout" draw:type="line" svg:x1="9.453cm" svg:y1="10.469cm" svg:x2="11.287cm" svg:y2="10.47cm" draw:start-shape="id11" draw:start-glue-point="7" draw:end-shape="id8" svg:d="M9453 10469l1834 1" svg:viewBox="0 0 1835 2">
            <text:p/>
          </draw:connector>
          <draw:connector draw:style-name="gr6" draw:text-style-name="P1" draw:layer="layout" draw:type="line" svg:x1="5.77cm" svg:y1="6.722cm" svg:x2="5.77cm" svg:y2="9.199cm" draw:start-shape="id12" draw:end-shape="id11" svg:d="M5770 6722v2477" svg:viewBox="0 0 1 2478">
            <text:p/>
          </draw:connector>
          <draw:custom-shape draw:style-name="gr3" draw:text-style-name="P7" xml:id="id13" draw:id="id13" draw:layer="layout" svg:width="6.35cm" svg:height="2.286cm" svg:x="19.105cm" svg:y="14.533cm">
            <text:p text:style-name="P1"><text:span text:style-name="T4">Overwrite existing</text:span><text:span text:style-name="T4"><text:line-break/></text:span><text:span text:style-name="T5">value</text:span><text:span text:style-name="T6"> in </text:span><text:span text:style-name="T5">bucke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3" draw:layer="layout" draw:type="line" svg:x1="22.281cm" svg:y1="12.118cm" svg:x2="22.28cm" svg:y2="14.533cm" draw:start-shape="id10" draw:start-glue-point="6" draw:end-shape="id13" svg:d="M22281 12118l-1 2415" svg:viewBox="0 0 2 2416">
            <text:p text:style-name="P3"><text:s text:c="2"/>yes</text:p>
          </draw:connector>
          <draw:custom-shape draw:style-name="gr2" draw:text-style-name="P7" xml:id="id14" draw:id="id14" draw:layer="layout" svg:width="10.668cm" svg:height="2.54cm" svg:x="16.946cm" svg:y="4.182cm">
            <text:p text:style-name="P1"><text:span text:style-name="T4">Use other parts of </text:span><text:span text:style-name="T5">hash</text:span><text:span text:style-name="T4"> to </text:span><text:span text:style-name="T4"><text:line-break/></text:span><text:span text:style-name="T4">locate a different hash table row</text:span></text:p>
            <draw:enhanced-geometry svg:viewBox="0 0 21600 21600" draw:glue-points="10800 0 0 10800 10800 21600 21600 10800" draw:type="flowchart-process" draw:enhanced-path="M 0 0 L 21600 0 21600 21600 0 21600 0 0 Z N"/>
          </draw:custom-shape>
          <draw:connector draw:style-name="gr6" draw:text-style-name="P1" draw:layer="layout" svg:x1="16.946cm" svg:y1="5.452cm" svg:x2="14.272cm" svg:y2="8.82cm" draw:start-shape="id14" draw:start-glue-point="5" draw:end-shape="id8" draw:end-glue-point="4" svg:d="M16946 5452h-2674v3368" svg:viewBox="0 0 2675 3369">
            <text:p/>
          </draw:connector>
          <draw:connector draw:style-name="gr4" draw:text-style-name="P2" draw:layer="layout" draw:type="line" svg:x1="22.28cm" svg:y1="8.818cm" svg:x2="22.28cm" svg:y2="6.722cm" draw:start-shape="id10" draw:end-shape="id14" svg:d="M22280 8818v-2096" svg:viewBox="0 0 1 2097">
            <text:p text:style-name="P2"><text:s text:c="2"/>no</text:p>
          </draw:connector>
          <draw:custom-shape draw:style-name="gr7" draw:text-style-name="P4" draw:layer="layout" svg:width="3.704cm" svg:height="2.817cm" draw:transform="rotate (-0.562519617917773) translate (24.258cm 6.27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6" draw:layer="layout" svg:width="2.322cm" svg:height="1.493cm" draw:transform="rotate (-0.311541271480988) translate (23.937cm 7.319cm)">
            <draw:text-box>
              <text:p text:style-name="P5"><text:span text:style-name="T3">hash</text:span></text:p>
              <text:p text:style-name="P5"><text:span text:style-name="T3">collision</text:span></text:p>
            </draw:text-box>
          </draw:frame>
        </draw:g>
      </draw:page>
      <draw:page draw:name="page3" draw:style-name="dp1" draw:master-page-name="Default">
        <draw:custom-shape draw:style-name="gr9" draw:text-style-name="P1" draw:layer="Layout" svg:width="27.711cm" svg:height="15.24cm" svg:x="0.995cm" svg:y="2.651cm">
          <text:p/>
          <draw:enhanced-geometry svg:viewBox="0 0 21600 21600" draw:mirror-horizontal="true" draw:type="rectangle" draw:enhanced-path="M 0 0 L 21600 0 21600 21600 0 21600 0 0 Z N"/>
        </draw:custom-shape>
        <draw:g>
          <draw:custom-shape draw:style-name="gr2" draw:text-style-name="P1" xml:id="id19" draw:id="id19" draw:layer="layout" svg:width="5.461cm" svg:height="2.54cm" svg:x="3.04cm" svg:y="4.182cm">
            <text:p text:style-name="P1">Calculate <text:span text:style-name="T1">hash</text:span> <text:line-break/>from <text:span text:style-name="T1">element</text:span></text:p>
            <draw:enhanced-geometry svg:viewBox="0 0 21600 21600" draw:glue-points="10800 0 0 10800 10800 21600 21600 10800" draw:type="flowchart-process" draw:enhanced-path="M 0 0 L 21600 0 21600 21600 0 21600 0 0 Z N"/>
          </draw:custom-shape>
          <draw:custom-shape draw:style-name="gr2" draw:text-style-name="P1" xml:id="id18" draw:id="id18" draw:layer="layout" svg:width="7.366cm" svg:height="2.54cm" svg:x="2.087cm" svg:y="9.199cm">
            <text:p text:style-name="P1">Use part of <text:span text:style-name="T1">hash</text:span> <text:line-break/>to locate a <text:span text:style-name="T1">bucket</text:span> in<text:line-break/>hash table</text:p>
            <draw:enhanced-geometry svg:viewBox="0 0 21600 21600" draw:glue-points="10800 0 0 10800 10800 21600 21600 10800" draw:type="flowchart-process" draw:enhanced-path="M 0 0 L 21600 0 21600 21600 0 21600 0 0 Z N"/>
          </draw:custom-shape>
          <draw:custom-shape draw:style-name="gr3" draw:text-style-name="P1" xml:id="id16" draw:id="id16" draw:layer="layout" svg:width="6.35cm" svg:height="2.286cm" svg:x="11.096cm" svg:y="14.533cm">
            <text:p text:style-name="P1">Return <text:span text:style-name="T1">False</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 draw:text-style-name="P1" xml:id="id15" draw:id="id15" draw:layer="layout" svg:width="5.969cm" svg:height="3.3cm" svg:x="11.287cm" svg:y="8.82cm">
            <text:p text:style-name="P1">Empty<text:line-break/><text:span text:style-name="T1">bucke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1" xml:id="id17" draw:id="id17" draw:layer="layout" svg:width="5.969cm" svg:height="3.3cm" svg:x="19.296cm" svg:y="8.818cm">
            <text:p text:style-name="P1">Equal<text:line-break/><text:span text:style-name="T1">elements</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1" draw:layer="layout" draw:type="line" svg:x1="14.272cm" svg:y1="12.12cm" svg:x2="14.271cm" svg:y2="14.533cm" draw:start-shape="id15" draw:start-glue-point="6" draw:end-shape="id16" draw:end-glue-point="4" svg:d="M14272 12120l-1 2413" svg:viewBox="0 0 2 2414">
            <text:p text:style-name="P1"><text:s text:c="2"/>yes</text:p>
          </draw:connector>
          <draw:connector draw:style-name="gr5" draw:text-style-name="P2" draw:layer="layout" draw:type="line" svg:x1="17.256cm" svg:y1="10.47cm" svg:x2="19.296cm" svg:y2="10.468cm" draw:start-shape="id15" draw:start-glue-point="7" draw:end-shape="id17" draw:end-glue-point="5" svg:d="M17256 10470l2040-2" svg:viewBox="0 0 2041 3">
            <text:p text:style-name="P2">no</text:p>
          </draw:connector>
          <draw:connector draw:style-name="gr6" draw:text-style-name="P1" draw:layer="layout" draw:type="line" svg:x1="9.453cm" svg:y1="10.469cm" svg:x2="11.287cm" svg:y2="10.47cm" draw:start-shape="id18" draw:start-glue-point="7" draw:end-shape="id15" svg:d="M9453 10469l1834 1" svg:viewBox="0 0 1835 2">
            <text:p/>
          </draw:connector>
          <draw:connector draw:style-name="gr6" draw:text-style-name="P1" draw:layer="layout" draw:type="line" svg:x1="5.77cm" svg:y1="6.722cm" svg:x2="5.77cm" svg:y2="9.199cm" draw:start-shape="id19" draw:end-shape="id18" svg:d="M5770 6722v2477" svg:viewBox="0 0 1 2478">
            <text:p/>
          </draw:connector>
          <draw:custom-shape draw:style-name="gr3" draw:text-style-name="P1" xml:id="id20" draw:id="id20" draw:layer="layout" svg:width="6.35cm" svg:height="2.286cm" svg:x="19.105cm" svg:y="14.533cm">
            <text:p text:style-name="P1">Return <text:span text:style-name="T1">Tru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3" draw:layer="layout" draw:type="line" svg:x1="22.281cm" svg:y1="12.118cm" svg:x2="22.28cm" svg:y2="14.533cm" draw:start-shape="id17" draw:start-glue-point="6" draw:end-shape="id20" svg:d="M22281 12118l-1 2415" svg:viewBox="0 0 2 2416">
            <text:p text:style-name="P3"><text:s text:c="2"/>yes</text:p>
          </draw:connector>
          <draw:custom-shape draw:style-name="gr2" draw:text-style-name="P1" xml:id="id21" draw:id="id21" draw:layer="layout" svg:width="10.668cm" svg:height="2.54cm" svg:x="16.946cm" svg:y="4.182cm">
            <text:p text:style-name="P1">Use other parts of <text:span text:style-name="T1">hash</text:span> to <text:line-break/>locate a different hash table row</text:p>
            <draw:enhanced-geometry svg:viewBox="0 0 21600 21600" draw:glue-points="10800 0 0 10800 10800 21600 21600 10800" draw:type="flowchart-process" draw:enhanced-path="M 0 0 L 21600 0 21600 21600 0 21600 0 0 Z N"/>
          </draw:custom-shape>
          <draw:connector draw:style-name="gr6" draw:text-style-name="P1" draw:layer="layout" svg:x1="16.946cm" svg:y1="5.452cm" svg:x2="14.272cm" svg:y2="8.82cm" draw:start-shape="id21" draw:start-glue-point="5" draw:end-shape="id15" draw:end-glue-point="4" svg:d="M16946 5452h-2674v3368" svg:viewBox="0 0 2675 3369">
            <text:p/>
          </draw:connector>
          <draw:connector draw:style-name="gr4" draw:text-style-name="P2" draw:layer="layout" draw:type="line" svg:x1="22.28cm" svg:y1="8.818cm" svg:x2="22.28cm" svg:y2="6.722cm" draw:start-shape="id17" draw:end-shape="id21" svg:d="M22280 8818v-2096" svg:viewBox="0 0 1 2097">
            <text:p text:style-name="P2"><text:s text:c="2"/>no</text:p>
          </draw:connector>
          <draw:custom-shape draw:style-name="gr7" draw:text-style-name="P4" draw:layer="layout" svg:width="3.704cm" svg:height="2.817cm" draw:transform="rotate (-0.562519617917773) translate (24.258cm 6.27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6" draw:layer="layout" svg:width="2.322cm" svg:height="1.493cm" draw:transform="rotate (-0.311541271480988) translate (23.937cm 7.319cm)">
            <draw:text-box>
              <text:p text:style-name="P5"><text:span text:style-name="T3">hash</text:span></text:p>
              <text:p text:style-name="P5"><text:span text:style-name="T3">collision</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3T12:35:56.120805000</meta:creation-date>
    <dc:date>2014-05-24T04:50:18.326649000</dc:date>
    <meta:editing-duration>PT4H4M58S</meta:editing-duration>
    <meta:editing-cycles>11</meta:editing-cycles>
    <meta:generator>LibreOffice/4.2.2.1$MacOSX_X86_64 LibreOffice_project/3be8cda0bddd8e430d8cda1ebfd581265cca5a0f</meta:generator>
    <meta:document-statistic meta:object-count="54"/>
  </office:meta>
</office:document-meta>
</file>